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d0b6" officeooo:paragraph-rsid="001ad0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d0b6" officeooo:paragraph-rsid="001ad0b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ad0b6" officeooo:paragraph-rsid="001ad0b6" style:font-weight-asian="normal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138 – Opening group activity</text:p>
      <text:p text:style-name="P2"/>
      <text:p text:style-name="P2">Http/2 -</text:p>
      <text:p text:style-name="P2">Key goal : decreased delay in multi-object http requests. </text:p>
      <text:p text:style-name="P2"/>
      <text:p text:style-name="P3">http1 allowed for sequential downloads, which basically created a queue of objects </text:p>
      <text:p text:style-name="P2">Http/2 key goal: decreased delay in multi-object http requests</text:p>
      <text:p text:style-name="P2"/>
      <text:p text:style-name="P2">Http1.1: introduced multiple, pipelined get’s over single tcp connection</text:p>
      <text:p text:style-name="P2">server responds in order to get requests</text:p>
      <text:p text:style-name="P2"/>
      <text:p text:style-name="P2">Http2 – increased flexibility at server in sending objects to client: </text:p>
      <text:p text:style-name="P2">methods, status codes, most header fields unchanged from http1.1 </text:p>
      <text:p text:style-name="P2">transmission order of requested objects based on client specified object priority </text:p>
      <text:p text:style-name="P2">push unrequested objects to client </text:p>
      <text:p text:style-name="P2">divide objects into frames, schedule frames to mitigate HOL blocking</text:p>
      <text:p text:style-name="P2"/>
      <text:p text:style-name="P2">HTTP/2: objects divided into frames, frame transmission interleaved. </text:p>
      <text:p text:style-name="P2">Means recovery from packet loss still stalls all object transmissions</text:p>
      <text:p text:style-name="P2">as in http 1.1, browsers to reduce stalling. Increase overall throughput. </text:p>
      <text:p text:style-name="P2"/>
      <text:p text:style-name="P2">No security over vanilla TCP connection </text:p>
      <text:p text:style-name="P2">HTTP/3: adds security, per object error and congestion more pipelining over UDP </text:p>
      <text:p text:style-name="P2">E-mail </text:p>
      <text:p text:style-name="P2">Three major components: </text:p>
      <text:p text:style-name="P2">SMTP is primarily used for sending emails </text:p>
      <text:p text:style-name="P2"><text:tab/>user agents </text:p>
      <text:p text:style-name="P2"><text:tab/>mail servers </text:p>
      <text:p text:style-name="P2"><text:tab/>simple mail transfer protocol: smtp </text:p>
      <text:p text:style-name="P2">simple mail transfer protocol </text:p>
      <text:p text:style-name="P2"/>
      <text:p text:style-name="P2">client server architectures </text:p>
      <text:p text:style-name="P2"/>
      <text:p text:style-name="P2">peer to peer architecture </text:p>
      <text:p text:style-name="P2">no always on server </text:p>
      <text:p text:style-name="P2">arbitrarily end systems directly communicate </text:p>
      <text:p text:style-name="P2">peers request service in return to other peers </text:p>
      <text:p text:style-name="P2">peers are intermittently conneted and change ip addresses </text:p>
      <text:p text:style-name="P2"/>
      <text:p text:style-name="P2">process communicating </text:p>
      <text:p text:style-name="P2">program running within a host </text:p>
      <text:p text:style-name="P2"/>
      <text:p text:style-name="P2">within same host, two processes communicate using inter-procss communication </text:p>
      <text:p text:style-name="P2">Socketts processes sends/receives messgae to/from socket </text:p>
      <text:p text:style-name="P2"/>
      <text:p text:style-name="P2">socket analogous to door </text:p>
      <text:p text:style-name="P2"><text:tab/>sending process kicks message out </text:p>
      <text:p text:style-name="P2"><text:tab/>sending process relies on transport architecture </text:p>
      <text:p text:style-name="P2"><text:tab/>two sockets involved: one on each side </text:p>
      <text:p text:style-name="P2"/>
      <text:p text:style-name="P2">Addresses processes: </text:p>
      <text:p text:style-name="P2">TCP service: reliable transport between sending and receiving process </text:p>
      <text:p text:style-name="P2"><text:soft-page-break/>internet applications </text:p>
      <text:p text:style-name="P2">file transfer/download <text:tab/>FTP<text:tab/><text:tab/>TCP <text:s/></text:p>
      <text:p text:style-name="P2">email <text:tab/><text:tab/><text:tab/><text:tab/>SMTP <text:tab/><text:tab/>TCP </text:p>
      <text:p text:style-name="P2">Web documents <text:tab/><text:tab/>HTTP<text:tab/><text:tab/>TCP </text:p>
      <text:p text:style-name="P2">Internet telephony <text:tab/><text:tab/>SIP <text:tab/><text:tab/>TCP/UDP</text:p>
      <text:p text:style-name="P2">streaming audio <text:tab/><text:tab/>HTTP <text:tab/><text:tab/>TCP</text:p>
      <text:p text:style-name="P2">interactive games <text:tab/><text:tab/>WOW, FPS <text:tab/>UDP/TCP </text:p>
      <text:p text:style-name="P2"/>
      <text:p text:style-name="P2">HTTP is the webs application layer protocol </text:p>
      <text:p text:style-name="P2">client/server model </text:p>
      <text:p text:style-name="P2"><text:tab/>client browser requests, receives and displays objects. </text:p>
      <text:p text:style-name="P2"><text:tab/>Server: web server sends objects in response to requests. </text:p>
      <text:p text:style-name="P2">HTTP uses TCP: </text:p>
      <text:p text:style-name="P2">client initiates TCP connection through port 80</text:p>
      <text:p text:style-name="P2">server accepts TCP connection from client </text:p>
      <text:p text:style-name="P2">HTTP messages (application-layer) </text:p>
      <text:p text:style-name="P2">TCP connection closed </text:p>
      <text:p text:style-name="P2">HTTP is stateless </text:p>
      <text:p text:style-name="P2"/>
      <text:p text:style-name="P2">Non-persistent HTTP </text:p>
      <text:p text:style-name="P2">1. TCP connection opened</text:p>
      <text:p text:style-name="P2">2. <text:span text:style-name="T1">at most one object sent over TCP connection.</text:span></text:p>
      <text:p text:style-name="P2">3. TCP connection closed</text:p>
      <text:p text:style-name="P2"/>
      <text:p text:style-name="P2">Persistent HTTP</text:p>
      <text:p text:style-name="P2">-TCP connection opened to a server </text:p>
      <text:p text:style-name="P2">-<text:span text:style-name="T1">multiple objects can be sent over single TCP </text:span></text:p>
      <text:p text:style-name="P2">-TCP connection closed</text:p>
      <text:p text:style-name="P2"/>
      <text:p text:style-name="P2">DNS is disributed, why not centralize DNS server at one location? </text:p>
      <text:p text:style-name="P2"/>
      <text:p text:style-name="P2">Single point of failure</text:p>
      <text:p text:style-name="P2">Traffic volume </text:p>
      <text:p text:style-name="P2">distant centralized database </text:p>
      <text:p text:style-name="P2">maintenance </text:p>
      <text:p text:style-name="P2"/>
      <text:p text:style-name="P2"/>
      <text:p text:style-name="P2">Top Level Domains include .com, org, .net, .edu, .museums, </text:p>
      <text:p text:style-name="P2"/>
      <text:p text:style-name="P2">Authoritative DNS servers: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26:30.484465895</meta:creation-date>
    <dc:date>2024-02-22T13:12:58.917519688</dc:date>
    <meta:editing-duration>PT46M29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72" meta:word-count="402" meta:character-count="2849" meta:non-whitespace-character-count="2430"/>
  </office:meta>
</office:document-meta>
</file>